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083d4b" officeooo:paragraph-rsid="006a57e1"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6" style:family="paragraph" style:parent-style-name="Preformatted_20_Text">
      <style:text-properties style:font-name="Liberation Sans" officeooo:paragraph-rsid="006a57e1"/>
    </style:style>
    <style:style style:name="P7"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3"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14" style:family="paragraph" style:parent-style-name="Preformatted_20_Text">
      <style:paragraph-properties fo:text-align="center" style:justify-single-word="false"/>
      <style:text-properties officeooo:paragraph-rsid="00083d4b"/>
    </style:style>
    <style:style style:name="P15" style:family="paragraph" style:parent-style-name="Preformatted_20_Text">
      <style:text-properties officeooo:paragraph-rsid="005cfd1e"/>
    </style:style>
    <style:style style:name="P16" style:family="paragraph" style:parent-style-name="Preformatted_20_Text">
      <style:text-properties officeooo:paragraph-rsid="00618e95"/>
    </style:style>
    <style:style style:name="P17" style:family="paragraph" style:parent-style-name="Preformatted_20_Text">
      <style:text-properties officeooo:paragraph-rsid="0062fdb6"/>
    </style:style>
    <style:style style:name="P18" style:family="paragraph" style:parent-style-name="Preformatted_20_Text">
      <style:text-properties officeooo:paragraph-rsid="00699b60"/>
    </style:style>
    <style:style style:name="P19" style:family="paragraph" style:parent-style-name="Preformatted_20_Text" style:master-page-name="">
      <loext:graphic-properties draw:fill="none"/>
      <style:paragraph-properties fo:margin-left="1cm" fo:margin-right="0cm" fo:margin-top="0cm" fo:margin-bottom="0cm" style:contextual-spacing="false" fo:text-indent="-0.7cm" style:auto-text-indent="false" style:page-number="auto" fo:background-color="transparent"/>
      <style:text-properties officeooo:paragraph-rsid="005cfd1e"/>
    </style:style>
    <style:style style:name="P20" style:family="paragraph" style:parent-style-name="Preformatted_20_Text">
      <loext:graphic-properties draw:fill="none"/>
      <style:paragraph-properties fo:margin-left="1cm" fo:margin-right="0cm" fo:margin-top="0cm" fo:margin-bottom="0cm" style:contextual-spacing="false" fo:text-indent="1cm" style:auto-text-indent="false" fo:background-color="transparent"/>
      <style:text-properties officeooo:paragraph-rsid="007453d6"/>
    </style:style>
    <style:style style:name="P21" style:family="paragraph" style:parent-style-name="Preformatted_20_Text">
      <style:text-properties officeooo:paragraph-rsid="007453d6"/>
    </style:style>
    <style:style style:name="P22"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23" style:family="paragraph" style:parent-style-name="Preformatted_20_Text">
      <style:text-properties style:font-name="Liberation Sans" fo:font-size="12pt" fo:font-style="normal" style:text-underline-style="none" officeooo:rsid="0063c17d" officeooo:paragraph-rsid="006bd248" style:font-name-asian="Nimbus Mono L" style:font-size-asian="12pt" style:font-style-asian="normal" style:font-name-complex="Liberation Mono" style:font-size-complex="12pt" style:font-style-complex="normal"/>
    </style:style>
    <style:style style:name="P24" style:family="paragraph" style:parent-style-name="Preformatted_20_Text">
      <style:text-properties style:font-name="Liberation Sans" fo:font-size="12pt" fo:font-style="normal" style:text-underline-style="none" officeooo:rsid="004b462a" officeooo:paragraph-rsid="007453d6" style:font-name-asian="Nimbus Mono L" style:font-size-asian="12pt" style:font-style-asian="normal" style:font-name-complex="Liberation Mono" style:font-size-complex="12pt" style:font-style-complex="normal"/>
    </style:style>
    <style:style style:name="P25" style:family="paragraph" style:parent-style-name="Preformatted_20_Text">
      <style:text-properties officeooo:paragraph-rsid="0075e8d2"/>
    </style:style>
    <style:style style:name="P26" style:family="paragraph" style:parent-style-name="Preformatted_20_Text">
      <style:text-properties officeooo:rsid="00773ebd" officeooo:paragraph-rsid="00773ebd"/>
    </style:style>
    <style:style style:name="P27" style:family="paragraph" style:parent-style-name="Preformatted_20_Text">
      <style:text-properties officeooo:paragraph-rsid="00773ebd"/>
    </style:style>
    <style:style style:name="T1" style:family="text">
      <style:text-properties officeooo:rsid="000dd66a"/>
    </style:style>
    <style:style style:name="T2" style:family="text">
      <style:text-properties fo:font-variant="normal" fo:text-transform="none" fo:color="#000000" loext:opacity="1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loext:opacity="1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000000" loext:opacity="100%" style:font-name="Carlito" fo:font-size="10.5pt" fo:letter-spacing="normal" fo:font-style="italic" style:text-underline-style="none" fo:font-weight="normal" officeooo:rsid="007453d6" style:font-name-asian="Nimbus Mono L" style:font-size-asian="10.5pt" style:font-style-asian="italic" style:font-weight-asian="bold" style:font-name-complex="Liberation Mono" style:font-size-complex="10.5pt" style:font-style-complex="italic" style:font-weight-complex="bold"/>
    </style:style>
    <style:style style:name="T5" style:family="text">
      <style:text-properties fo:font-variant="normal" fo:text-transform="none" fo:color="#202020" loext:opacity="10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loext:opacity="10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loext:opacity="100%" style:font-name="apple-system" fo:font-size="10.5pt" fo:letter-spacing="normal" fo:font-style="normal" style:text-underline-style="none" fo:font-weight="bold" officeooo:rsid="00739c98"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style:font-name="Liberation Sans"/>
    </style:style>
    <style:style style:name="T9" style:family="text">
      <style:text-properties style:font-name="Liberation Sans" fo:font-size="12pt" fo:font-style="normal" style:text-underline-style="none" style:font-size-asian="12pt" style:font-style-asian="normal" style:font-size-complex="12pt" style:font-style-complex="normal"/>
    </style:style>
    <style:style style:name="T10"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4"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5"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6" style:family="text">
      <style:text-properties style:font-name="Liberation Sans" fo:font-size="12pt" fo:font-style="normal" style:text-underline-style="none" officeooo:rsid="0075e8d2" style:font-size-asian="12pt" style:font-style-asian="normal" style:font-size-complex="12pt" style:font-style-complex="normal"/>
    </style:style>
    <style:style style:name="T17"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1a2f98b"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1a34f83"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1aee67d"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7453d6"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5e8d2"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31096c"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73ebd"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92bbf"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6pt" fo:font-weight="bold" officeooo:rsid="001b99ac" style:font-size-asian="16pt" style:font-weight-asian="bold" style:font-size-complex="16pt" style:font-weight-complex="bold"/>
    </style:style>
    <style:style style:name="T42" style:family="text">
      <style:text-properties style:font-name="Liberation Sans" fo:font-size="16pt" fo:font-weight="bold" officeooo:rsid="000dd66a" style:font-size-asian="16pt" style:font-weight-asian="bold" style:font-size-complex="16pt" style:font-weight-complex="bold"/>
    </style:style>
    <style:style style:name="T43" style:family="text">
      <style:text-properties style:font-name="Liberation Sans" fo:font-size="16pt" fo:font-weight="bold" officeooo:rsid="00739c98" style:font-size-asian="16pt" style:font-weight-asian="bold" style:font-size-complex="16pt" style:font-weight-complex="bold"/>
    </style:style>
    <style:style style:name="T44" style:family="text">
      <style:text-properties style:font-name="Liberation Sans" fo:font-size="16pt" fo:font-weight="bold" officeooo:rsid="00681d32" style:font-name-asian="Nimbus Mono L" style:font-size-asian="16pt" style:font-weight-asian="bold" style:font-name-complex="Liberation Mono" style:font-size-complex="16pt" style:font-weight-complex="bold"/>
    </style:style>
    <style:style style:name="T45" style:family="text">
      <style:text-properties style:font-name="Liberation Sans" officeooo:rsid="00083d4b"/>
    </style:style>
    <style:style style:name="T46"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48"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49"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50" style:family="text">
      <style:text-properties officeooo:rsid="006bb1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ayers for our World and the Church</text:p>
      <text:p text:style-name="P8">including Prayer of Confession</text:p>
      <text:p text:style-name="P14"><text:span text:style-name="T43">23rd</text:span><text:span text:style-name="T41"> </text:span><text:span text:style-name="T44">June</text:span><text:span text:style-name="T41"> 20</text:span><text:span text:style-name="T42">2</text:span><text:span text:style-name="T43">4</text:span></text:p>
      <text:p text:style-name="P19"><text:span text:style-name="T5">Ps </text:span><text:span text:style-name="T7">61</text:span><text:span text:style-name="T5">:</text:span><text:span text:style-name="T6">1-</text:span><text:span text:style-name="T7">2</text:span><text:span text:style-name="T2"> </text:span><text:span text:style-name="T3">Hear my cry, O God, listen to my prayer;</text:span></text:p>
      <text:p text:style-name="P20"><text:span text:style-name="T3">from the end of the earth I call to you</text:span></text:p>
      <text:p text:style-name="P20"><text:span text:style-name="T4">W</text:span><text:span text:style-name="T3">hen my heart is </text:span><text:span text:style-name="T4">overwhelmed,</text:span><text:span text:style-name="T3"> </text:span><text:span text:style-name="T4">l</text:span><text:span text:style-name="T3">ead me to the rock that is higher than I</text:span></text:p>
      <text:p text:style-name="P4"/>
      <text:p text:style-name="P13"><text:span text:style-name="T45">W</text:span><text:span text:style-name="T8">e come now to a time of prayer, to acknowledge God’s greatness, His perfection, to confess our imperfection, and to bring our requests to Him Who alone is able to effect lasting change, according to His purposes for the world and for us within it.</text:span></text:p>
      <text:p text:style-name="P22"/>
      <text:p text:style-name="P11">Adoration</text:p>
      <text:p text:style-name="P5">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5"/>
      <text:p text:style-name="P11">Confession</text:p>
      <text:p text:style-name="P6"><text:span text:style-name="T46">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47">given in to </text:span><text:span text:style-name="T46">temptation. We are ashamed of our thoughts, words and deeds and freely confess them to You now.</text:span></text:p>
      <text:p text:style-name="P5"/>
      <text:p text:style-name="P18"><text:span text:style-name="T48">Thanks</text:span><text:span text:style-name="T49">giving</text:span></text:p>
      <text:p text:style-name="P17"><text:span text:style-name="T29">Yet</text:span><text:span text:style-name="T10">, </text:span><text:span text:style-name="T11">we thank </text:span><text:span text:style-name="T10">You </text:span><text:span text:style-name="T11">that </text:span><text:span text:style-name="T14">You </text:span><text:span text:style-name="T29">have not abandoned us to our condition but rescued us from oblivion.</text:span><text:span text:style-name="T23"> We thank You </text:span><text:span text:style-name="T25">for the special grace of salvation: while we were still sinners, Jesus came as the Sinless Perfect Son of God and Son of Man to take our place and suffer the penalty which we deserved, dying in our stead so we could go free</text:span><text:span text:style-name="T19">.</text:span></text:p>
      <text:p text:style-name="P1"/>
      <text:p text:style-name="P15"><text:span text:style-name="T20">W</text:span><text:span text:style-name="T23">e thank You that You raised Him up on the third day, </text:span><text:span text:style-name="T26">defeating death and sin, </text:span><text:span text:style-name="T29">and beginning the restoration of what was </text:span><text:span text:style-name="T26">Your perfect creation</text:span><text:span text:style-name="T23">. </text:span><text:span text:style-name="T26">We thank You that there will be an end to sin when Jesus returns </text:span><text:span text:style-name="T29">and institutes the new heaven and the new earth</text:span><text:span text:style-name="T26">. Thereafter, we Your redeemed people and Your restored Creation will show forth Your glory without limit, forever and ever.</text:span></text:p>
      <text:p text:style-name="P2"/>
      <text:p text:style-name="P10"><text:span text:style-name="T50">Supplication: </text:span>The Wider World</text:p>
      <text:p text:style-name="P21"><text:span text:style-name="T30">In the wider world, w</text:span><text:span text:style-name="T27">e continue to </text:span><text:span text:style-name="T36">pray</text:span><text:span text:style-name="T33"> for </text:span><text:span text:style-name="T36">a</text:span><text:span text:style-name="T33"> </text:span><text:span text:style-name="T34">world </text:span><text:span text:style-name="T35">which has lost the understanding of justice and mercy. </text:span><text:span text:style-name="T36">We see hatred, but we pray for the peace of Jerusalem. We hear of disasters or famine, but we pray for agencies like Barnabas Aid bringing relief – </text:span><text:span text:style-name="T37">food, clothing and shelter.</text:span><text:span text:style-name="T36"> </text:span><text:span text:style-name="T37">We see that some people are treated as less than human, but we pray for them to be respected as people made in the image of the God Who loves them and wants them to be saved.</text:span></text:p>
      <text:p text:style-name="P23"><text:span text:style-name="T17"/></text:p>
      <text:p text:style-name="P12">...<text:span text:style-name="T1"> a</text:span>nd the wider Church</text:p>
      <text:p text:style-name="P21"><text:span text:style-name="T36">We can be overwhelmed by the things we see and hear – of war, oppression, refugees, of Your people persecuted in Myanmar, Burkino Faso, Lebanon, and many other places. </text:span><text:span text:style-name="T37">We pray for courage in the face of opposition, perseverance as they seek safety.</text:span></text:p>
      <text:p text:style-name="P24"/>
      <text:p text:style-name="P9"><text:span text:style-name="T50">Supplication: </text:span>Ashburton</text:p>
      <text:p text:style-name="P25"><text:span text:style-name="T10">Here in Ashburton we </text:span><text:span text:style-name="T13">pray for Suzanne and </text:span><text:span text:style-name="T16">the Oakes </text:span><text:span text:style-name="T13">family, that they continue to know God’s loving presence, leading and strength as they grieve and adjust to life. </text:span><text:span text:style-name="T16">We pray for ourselves to know Your goodness as we come to terms with the loss of Barry. Strengthen us to put one foot in front of the other as we continue with our daily routines. Remind us of the solid foundation we have in the Rock Who is Christ, still with us.</text:span></text:p>
      <text:p text:style-name="P25"><text:span text:style-name="T16"/></text:p>
      <text:p text:style-name="P25"><text:span text:style-name="T16"/></text:p>
      <text:p text:style-name="P26"><text:soft-page-break/><text:span text:style-name="T16">W</text:span><text:span text:style-name="T9">e pray also for John and Gaye as John continues his weekly treatment program. <text:s/>We thank You for the medical facilities we enjoy here, and for John’s progress in battling this cancer.</text:span></text:p>
      <text:p text:style-name="P26"><text:span text:style-name="T9"/></text:p>
      <text:p text:style-name="P26"><text:span text:style-name="T38">W</text:span><text:span text:style-name="T17">e pray for Callum, Steph and Levi. We thank You for Levi’s progress, and ask Your wisdom for the medical team as they seek to provide him with whatever assistance is available to encourage his development.</text:span></text:p>
      <text:p text:style-name="P26"><text:span text:style-name="T17"/></text:p>
      <text:p text:style-name="P26"><text:span text:style-name="T17">We thank You for the new Board members, and pray for both the Board and the Session as they work for the congregation under the leadership of Jesus the Great Shepherd. </text:span><text:span text:style-name="T40">We pray for Douglas Milne and the elders to have Your wisdom as we go through these difficult days.</text:span></text:p>
      <text:p text:style-name="P26"><text:span text:style-name="T17"/></text:p>
      <text:p text:style-name="P27"><text:span text:style-name="T39">May we individually take responsibility for our own spiritual growth so that</text:span><text:span text:style-name="T18"> </text:span><text:span text:style-name="T24">we </text:span><text:span text:style-name="T39">ar</text:span><text:span text:style-name="T24">e transformed by the renewing of our minds. </text:span><text:span text:style-name="T40">As we take </text:span><text:span text:style-name="T24">Your </text:span><text:span text:style-name="T22">living Word</text:span><text:span text:style-name="T18"> deep into our hearts</text:span><text:span text:style-name="T24">, we pray that You would</text:span><text:span text:style-name="T18"> change us </text:span><text:span text:style-name="T28">so that</text:span><text:span text:style-name="T21"> our lives </text:span><text:span text:style-name="T40">are </text:span><text:span text:style-name="T21">more and more in conformity to </text:span><text:span text:style-name="T40">that</text:span><text:span text:style-name="T21"> Word.</text:span><text:span text:style-name="T32"> </text:span><text:span text:style-name="T21">We pray that our fellowship </text:span><text:span text:style-name="T28">continues to</text:span><text:span text:style-name="T21"> grow stronger </text:span><text:span text:style-name="T28">each</text:span><text:span text:style-name="T24"> week</text:span><text:span text:style-name="T21">, </text:span><text:span text:style-name="T28">both in Sunday worship and in our community groups.</text:span></text:p>
      <text:p text:style-name="P3"/>
      <text:p text:style-name="P16"><text:span text:style-name="T31">Finally, w</text:span><text:span text:style-name="T24">e pray for </text:span><text:span text:style-name="T21">ourselves in the service of the Kingdom. </text:span><text:span text:style-name="T40">Help us, Lord, to look outward, beyond our own four walls, to the needs of others in this community. </text:span><text:span text:style-name="T31">We thank You that we are a part of the work of spreading the Good News</text:span><text:span text:style-name="T32">.</text:span><text:span text:style-name="T28"> May we grow to show the character of our Risen Lord so well that others will see Him rather than us.</text:span><text:span text:style-name="T10"> </text:span><text:span text:style-name="T12">In Jesus Name </text:span><text:span text:style-name="T15">we pray</text:span><text:span text:style-name="T12">,</text:span><text:span text:style-name="T10"> Am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6-22T23:07:20.102900780</dc:date>
    <meta:editing-duration>PT4H23M4S</meta:editing-duration>
    <meta:editing-cycles>56</meta:editing-cycles>
    <meta:generator>LibreOffice/7.3.7.2$Linux_X86_64 LibreOffice_project/30$Build-2</meta:generator>
    <meta:document-statistic meta:table-count="0" meta:image-count="0" meta:object-count="0" meta:page-count="2" meta:paragraph-count="25" meta:word-count="873" meta:character-count="4731" meta:non-whitespace-character-count="3880"/>
  </office:meta>
</office:document-meta>
</file>